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Gothic1" svg:font-family="'Century Gothic', sans-serif"/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2" svg:font-family="'Century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b4bd5" officeooo:paragraph-rsid="001b4bd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b4bd5" officeooo:paragraph-rsid="001b4bd5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b4bd5" officeooo:paragraph-rsid="001b4bd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b4bd5"/>
    </style:style>
    <style:style style:name="P5" style:family="paragraph" style:parent-style-name="Standard" style:list-style-name="L5">
      <style:paragraph-properties fo:text-align="start" style:justify-single-word="false"/>
      <style:text-properties officeooo:paragraph-rsid="001b4bd5"/>
    </style:style>
    <style:style style:name="P6" style:family="paragraph" style:parent-style-name="Standard">
      <style:paragraph-properties fo:text-align="start" style:justify-single-word="false"/>
      <style:text-properties officeooo:paragraph-rsid="001be2c1"/>
    </style:style>
    <style:style style:name="T1" style:family="text">
      <style:text-properties fo:color="#00000a"/>
    </style:style>
    <style:style style:name="T2" style:family="text">
      <style:text-properties fo:color="#00000a" style:font-name="Century Gothic1" fo:font-size="10pt" fo:language="es" fo:country="ES"/>
    </style:style>
    <style:style style:name="T3" style:family="text">
      <style:text-properties fo:color="#00000a" style:font-name="Century Gothic1" fo:font-size="10pt" fo:language="es" fo:country="ES" fo:font-weight="bold"/>
    </style:style>
    <style:style style:name="T4" style:family="text">
      <style:text-properties fo:color="#00000a" style:font-name="Century Gothic1" fo:font-size="10pt" fo:language="es" fo:country="ES" fo:font-weight="normal" officeooo:rsid="001b4bd5" style:font-weight-asian="normal" style:font-weight-complex="normal"/>
    </style:style>
    <style:style style:name="T5" style:family="text">
      <style:text-properties fo:color="#00000a" style:font-name="Century Gothic1" fo:font-size="10pt" fo:language="es" fo:country="ES" fo:font-weight="normal" officeooo:rsid="001be2c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erencias entre HTML y HTML 5 y Hojas de Estilo</text:p>
      <text:p text:style-name="P1"/>
      <text:p text:style-name="P1"/>
      <text:p text:style-name="P2">Html 5 es una versión mejorada de HTML que incluye muchas otras funcionalidades nuevas. Pero la que vamos a explorar aquí es la que tiene que ver con la creación de archivos CSS o Hojas de Estilo.</text:p>
      <text:p text:style-name="P2"/>
      <text:p text:style-name="P2">Para Aplicar esta funcionalidad, se dividirá el body del html en tres nuevas secciones:</text:p>
      <text:list xml:id="list8619017675660656119" text:style-name="L1">
        <text:list-item>
          <text:p text:style-name="P3"><text:span text:style-name="T3">&lt;header&gt; &lt;/header&gt;</text:span><text:span text:style-name="T1"> </text:span><text:span text:style-name="T2">es donde va el título.</text:span> </text:p>
        </text:list-item>
        <text:list-item>
          <text:p text:style-name="P3"><text:span text:style-name="T3">&lt;nav&gt; &lt;/nav&gt;</text:span><text:span text:style-name="T1"> </text:span><text:span text:style-name="T2">es el menú para navegar. Sería donde van los enlaces a las distintas páginas</text:span> </text:p>
        </text:list-item>
        <text:list-item>
          <text:p text:style-name="P3"><text:span text:style-name="T3">&lt;section&gt; &lt;/section&gt;</text:span><text:span text:style-name="T1"> </text:span><text:span text:style-name="T2">son todas las secciones de la página web. Textos, videos, mapas… </text:span></text:p>
        </text:list-item>
        <text:list-item>
          <text:p text:style-name="P3"><text:span text:style-name="T3">&lt;footer&gt; &lt;/footer&gt;</text:span><text:span text:style-name="T2"> es el pie de página. Aquí es donde va por ejemplo el copyright .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2">Quedaría de la siguiente manera: (imagen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pan text:style-name="T2">Creando una Hoja de Estilo o CSS</text:span></text:p>
      <text:p text:style-name="P1"><text:span text:style-name="T2"/></text:p>
      <text:p text:style-name="P2"><text:span text:style-name="T2">Las hojas de estilo se editarían y crearían de la misma manera que el documento HTML visto anteriormente, pero su extensión sería .css , en vez de .html .</text:span></text:p>
      <text:p text:style-name="P2"><text:span text:style-name="T2"/></text:p>
      <text:p text:style-name="P2"><text:span text:style-name="T2">La estructura base del documento .css sería la siguiente:</text:span></text:p>
      <text:p text:style-name="P2"><text:span text:style-name="T2"/></text:p>
      <text:list xml:id="list5956458677554314034" text:style-name="L5">
        <text:list-item>
          <text:p text:style-name="P5"><text:span text:style-name="T4">body <text:s/>{ <text:tab/>}</text:span></text:p>
        </text:list-item>
        <text:list-item>
          <text:p text:style-name="P5"><text:span text:style-name="T4">header <text:s/>{ <text:tab/>}</text:span></text:p>
        </text:list-item>
        <text:list-item>
          <text:p text:style-name="P5"><text:span text:style-name="T4">nav <text:s/>{<text:tab/><text:tab/> }</text:span></text:p>
        </text:list-item>
        <text:list-item>
          <text:p text:style-name="P5"><text:span text:style-name="T4">section <text:s/>{<text:tab/> }</text:span></text:p>
        </text:list-item>
        <text:list-item>
          <text:p text:style-name="P5"><text:span text:style-name="T4">footer <text:s/>{ <text:tab/>}</text:span></text:p>
        </text:list-item>
      </text:list>
      <text:p text:style-name="P4"><text:span text:style-name="T4"/></text:p>
      <text:p text:style-name="P4"><text:span text:style-name="T4"/></text:p>
      <text:p text:style-name="P6"><text:span text:style-name="T4">Dentro de cada corchete se pondrían una serie de atributos separados por </text:span><text:span text:style-name="T5">punto y coma (;)</text:span><text:span text:style-name="T4"> que afectarían a cada parte del HTML </text:span><text:span text:style-name="T5">señalada con su nombre.</text:span></text:p>
      <text:p text:style-name="P6"><text:span text:style-name="T5"/></text:p>
      <text:p text:style-name="P6"><text:span text:style-name="T5">Para que la hoja de estilo tenga efecto sobre el HTML es necesario poner un.</text:span><text:span text:style-name="T4"><text:line-break/><text:line-break/><text:line-break/>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Gothic1" svg:font-family="'Century Gothic', sans-serif"/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2" svg:font-family="'Century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10S</meta:editing-duration>
    <meta:editing-cycles>19</meta:editing-cycles>
    <meta:generator>LibreOffice/5.0.5.2$Windows_x86 LibreOffice_project/55b006a02d247b5f7215fc6ea0fde844b30035b3</meta:generator>
    <dc:date>2016-05-25T17:35:49.189000000</dc:date>
    <meta:document-statistic meta:table-count="0" meta:image-count="0" meta:object-count="0" meta:page-count="1" meta:paragraph-count="18" meta:word-count="230" meta:character-count="1212" meta:non-whitespace-character-count="992"/>
    <meta:user-defined meta:name="Info 1"/>
    <meta:user-defined meta:name="Info 2"/>
    <meta:user-defined meta:name="Info 3"/>
    <meta:user-defined meta:name="Info 4"/>
  </office:meta>
</office:document-meta>
</file>